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3.985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3.984cm" svg:height="210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حق کے باتوں سے ہیں انجان، بڑے بھولے ہیں<text:line-break/>میری بستی کے مسلمان بڑے بھولے ہیں</text:p>
              </table:table-cell>
            </table:table-row>
            <table:table-row table:style-name="ro1">
              <table:table-cell table:style-name="ce1">
                <text:p text:style-name="P1">ہیں تبرّے سے پریشان، بڑے بھولے ہیں<text:line-break/>لعنتیں کیوں نہ ہوں قربان، بڑے بھولے ہیں</text:p>
              </table:table-cell>
            </table:table-row>
            <table:table-row table:style-name="ro1">
              <table:table-cell table:style-name="ce1">
                <text:p text:style-name="P1">گھر سے نکلے تھے خریداريئے جنت کے لیے<text:line-break/>بیچ کر آ گئے ایمان، بڑے بھولے ہیں</text:p>
              </table:table-cell>
            </table:table-row>
            <table:table-row table:style-name="ro1">
              <table:table-cell table:style-name="ce1">
                <text:p text:style-name="P1">روز پڑھتے ہیں مگر غور نہیں کر پاتے<text:line-break/>آج کے حافظِ قرآن بڑے بھولے ہیں</text:p>
              </table:table-cell>
            </table:table-row>
            <table:table-row table:style-name="ro1">
              <table:table-cell table:style-name="ce1">
                <text:p text:style-name="P1">اے خدیجہؑ تیرے ٹکڑوں پہ یہ پلنے والے<text:line-break/>ارے بھول بیٹھے تیرے احسان، بڑے بھولے ہیں</text:p>
              </table:table-cell>
            </table:table-row>
            <table:table-row table:style-name="ro1">
              <table:table-cell table:style-name="ce1">
                <text:p text:style-name="P1">ان کو عاشور کے فاقے سے نہیں ربط کوئی<text:line-break/>نام ہے مولوی رمضان، بڑے بھولے ہیں</text:p>
              </table:table-cell>
            </table:table-row>
            <table:table-row table:style-name="ro1">
              <table:table-cell table:style-name="ce1">
                <text:p text:style-name="P1">بغضِ حیدر میں سوئے نار چلے جاتے ہیں<text:line-break/>ہائے بے چارے مسلمان، بڑے بھولے ہیں</text:p>
              </table:table-cell>
            </table:table-row>
            <table:table-row table:style-name="ro1">
              <table:table-cell table:style-name="ce1">
                <text:p text:style-name="P1">میں لکھوں اِن کا تعارف، یہ میرے بس میں کہاں<text:line-break/>اِن کی ہے بس یہ پہچان، بڑے بھولے ہیں</text:p>
              </table:table-cell>
            </table:table-row>
            <table:table-row table:style-name="ro1">
              <table:table-cell table:style-name="ce1">
                <text:p text:style-name="P1">گھر میں خالق کے سقیفہ کے خلیفہ کی طرح<text:line-break/>یہ تراشے ہوئے بھگوان، بڑے بھولے ہیں</text:p>
              </table:table-cell>
            </table:table-row>
            <table:table-row table:style-name="ro1">
              <table:table-cell table:style-name="ce1">
                <text:p text:style-name="P1">نرغۂ کفر میں محبوبِ خدا کو تنہا<text:line-break/>چھوڑ آئے سرِ میدان، بڑے بھولے ہیں</text:p>
              </table:table-cell>
            </table:table-row>
            <table:table-row table:style-name="ro1">
              <table:table-cell table:style-name="ce1">
                <text:p text:style-name="P1">کر کے بیٹھے ہیں غمِ شاہِ ہُدیٰ کا سودا<text:line-break/>ارے قوم و ملت کے نگہبان، بڑے بھولے ہیں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ark-gray" style:family="table-cell" style:parent-style-name="default">
      <loext:graphic-properties draw:fill="solid" draw:fill-color="#999999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3.972cm" fo:page-height="210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41:57.969829900</meta:creation-date>
    <dc:date>2026-01-21T17:46:26.395797800</dc:date>
    <meta:editing-duration>PT4M28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